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5.9965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alvataggio</text:p>
          </table:table-cell>
          <table:table-cell office:value-type="string" calcext:value-type="string">
            <text:p>Descrizion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co prima del BOSS A CAVALLO, fine livello 2.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co prima del BOSS CIBERNETICO, fine livello 3.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co prima del BOSS SCHELETRONE, fine livello 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co prima del BOSS ALMA, fine livello 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co prima del BOSS DOPPIOCARROARMATO, meta’ livello 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co prima del BOSS ELICOTTERO, meta’ livello 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co prima dei DOPPI VERMI nel capitolo 10, meta’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co prima del BOSS SKARMORY fine capitolo 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BOSS sintetici</text:p>
          </table:table-cell>
          <table:table-cell office:value-type="string" calcext:value-type="string">
            <text:p>Osservazioni velo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avallo</text:p>
          </table:table-cell>
          <table:table-cell office:value-type="string" calcext:value-type="string">
            <text:p>debole a frecce, vulnerabile mentre ru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ernetico</text:p>
          </table:table-cell>
          <table:table-cell office:value-type="string" calcext:value-type="string">
            <text:p>Lui carica, tu colpisci, lui ti colpisce ma pari, lui cerca di prenderti ma tu rotoli: colpisci a moto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pone</text:p>
          </table:table-cell>
          <table:table-cell office:value-type="string" calcext:value-type="string">
            <text:p>Attento a quando tremano i tenta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letrone</text:p>
          </table:table-cell>
          <table:table-cell office:value-type="string" calcext:value-type="string">
            <text:p>occhio al tempismo con la co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a ch 7</text:p>
          </table:table-cell>
          <table:table-cell office:value-type="string" calcext:value-type="string">
            <text:p>vedi sotto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RMA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Dragon Blade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lancia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olo e produco singolo fend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ro, poi esegui calc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office:value-type="string" calcext:value-type="string">
            <text:p>tre colpi legger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office:value-type="string" calcext:value-type="string">
            <text:p>..due colpi, ultimo pesant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nchaku</text:p>
          </table:table-cell>
          <table:table-cell office:value-type="string" calcext:value-type="string">
            <text:p>-&gt;, X</text:p>
          </table:table-cell>
          <table:table-cell office:value-type="string" calcext:value-type="string">
            <text:p>corsa e scivol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 Y (rapido)</text:p>
          </table:table-cell>
          <table:table-cell office:value-type="string" calcext:value-type="string">
            <text:p>lancia avversario in ar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calci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unar</text:p>
          </table:table-cell>
          <table:table-cell office:value-type="string" calcext:value-type="string">
            <text:p>X, Y (rapido)</text:p>
          </table:table-cell>
          <table:table-cell office:value-type="string" calcext:value-type="string">
            <text:p>colpo allo stomaco, rompe guar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X</text:p>
          </table:table-cell>
          <table:table-cell office:value-type="string" calcext:value-type="string">
            <text:p>rotazioni later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, Y</text:p>
          </table:table-cell>
          <table:table-cell office:value-type="string" calcext:value-type="string">
            <text:p>corsa, poi salta e attacca dall’al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,X,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,X,Y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ECNI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ttacco</text:p>
          </table:table-cell>
          <table:table-cell office:value-type="string" calcext:value-type="string">
            <text:p>Mentre ho parata attiva, premo X o Y NONAPPENA vengo toccat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illittine throw</text:p>
          </table:table-cell>
          <table:table-cell office:value-type="string" calcext:value-type="string">
            <text:p>Quando fai X,Y se spingi anche la direzione, Ruy lancia in nemico dopo esser saltato su di lui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IVELLO</text:p>
          </table:table-cell>
          <table:table-cell office:value-type="string" calcext:value-type="string">
            <text:p>Breve descrizion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Scarabei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ado al villaggio di Murai.</text:p>
          </table:table-cell>
          <table:table-cell office:value-type="string" calcext:value-type="string">
            <text:p>Murai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orno al villaggio Hayabusa che e’ stato incendiato e depredato della Dragon Blade.</text:p>
          </table:table-cell>
          <table:table-cell office:value-type="string" calcext:value-type="string">
            <text:p>A cavall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ul dirigibile, mi dirigo verso Tairon per vendetta e riprendere la spada.</text:p>
          </table:table-cell>
          <table:table-cell office:value-type="string" calcext:value-type="string">
            <text:p>Cibernetic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Giungo a Tairon, vado al Bar, chiave gigl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hiave giglio apre vie cittadine, attraverso il ponte, proseguo per corso laterale vs ninja neri</text:p>
          </table:table-cell>
          <table:table-cell office:value-type="string" calcext:value-type="string">
            <text:p>Polip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Monastero, poi giu’, prendo sacro graal</text:p>
          </table:table-cell>
          <table:table-cell office:value-type="string" calcext:value-type="string">
            <text:p>Scheletrone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ancora piu’ sotto, stanza blu, rossa, piramidina (chiave teschio) e risalgo al monastero</text:p>
          </table:table-cell>
          <table:table-cell office:value-type="string" calcext:value-type="string">
            <text:p>Alma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sco dal monastero, con chiave teschio prendo arco potente e apro portone piazza milita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piazzale, magazzino, locomotiva, piazzale 2 carri armati, elicottero, torre di controllo</text:p>
          </table:table-cell>
          <table:table-cell office:value-type="string" calcext:value-type="string">
            <text:p>Tanks, poi Elicotter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string" calcext:value-type="string">
            <text:p>10 (The Acqueduct)</text:p>
          </table:table-cell>
          <table:table-cell office:value-type="string" calcext:value-type="string">
            <text:p>vado giu, chiave insetto, pietra rossa, caverna, pietra blu, uccellone</text:p>
          </table:table-cell>
          <table:table-cell office:value-type="string" calcext:value-type="string">
            <text:p>Uccello scheletro</text:p>
          </table:table-cell>
          <table:table-cell office:value-type="string" calcext:value-type="string">
            <text:p>tutti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pprofondimenti sui bos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Alma (ch 7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Orbi viola</text:p>
          </table:table-cell>
          <table:table-cell office:value-type="string" calcext:value-type="string">
            <text:p>corri di lato ed evita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colonna</text:p>
          </table:table-cell>
          <table:table-cell office:value-type="string" calcext:value-type="string">
            <text:p>se fai flying bird al momento giusto, la colpisci e NON vieni colp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a verso di me</text:p>
          </table:table-cell>
          <table:table-cell office:value-type="string" calcext:value-type="string">
            <text:p>rotola e contrattacca, ma UNA SOLA combo, poi sc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mina sul suolo, in guardia</text:p>
          </table:table-cell>
          <table:table-cell office:value-type="string" calcext:value-type="string">
            <text:p>magari attacca con flying bird da lonta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cio viola</text:p>
          </table:table-cell>
          <table:table-cell office:value-type="string" calcext:value-type="string">
            <text:p>evitalo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Doppio carro armato (meta’ livello 9)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USA SOLO FRECCE CORES, NON le esplosi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ra al soldato, poi al tan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endi che cannone ti mira, sch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titi in posizione per sparare nuovamente al soldato nonappena es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pet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oppio vermone (meta’ ch 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 schianta verso te</text:p>
          </table:table-cell>
          <table:table-cell office:value-type="string" calcext:value-type="string">
            <text:p>capriola laterale, poi colpis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te la testa in acqua</text:p>
          </table:table-cell>
          <table:table-cell office:value-type="string" calcext:value-type="string">
            <text:p>dal marciapiede, puoi colpirlo con la spada, ma non andare in ac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cia sferette elettro</text:p>
          </table:table-cell>
          <table:table-cell office:value-type="string" calcext:value-type="string">
            <text:p>capriola con giusto tempismo: NON ESSERE FRETTOLOS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karmory (fine lv 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ggio rosso</text:p>
          </table:table-cell>
          <table:table-cell office:value-type="string" calcext:value-type="string">
            <text:p>semplicemente salta e vai in avanti, poi flying b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ta sul posto</text:p>
          </table:table-cell>
          <table:table-cell office:value-type="string" calcext:value-type="string">
            <text:p>allontanati o rot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 sul terrazzo</text:p>
          </table:table-cell>
          <table:table-cell office:value-type="string" calcext:value-type="string">
            <text:p>mettiti SOTTO l’altro terrazzo, altrimenti fa la raffica verso il basso e ti prende.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Note concettual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to dal villaggio, dove la spada viene rub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ivo a Tair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astero, scendo giu’, qui un ascensore era blocca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salgo in superficie, vado alla torre militare di controllo, scappo col tren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rno giu’ mediante Acquedot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ll’acquedotto apro un varco nei sotterranei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0:24:48.660951981</meta:creation-date>
    <dc:date>2023-11-24T08:53:24.223299843</dc:date>
    <meta:editing-duration>PT42M53S</meta:editing-duration>
    <meta:editing-cycles>42</meta:editing-cycles>
    <meta:generator>LibreOffice/7.4.7.2$Linux_X86_64 LibreOffice_project/40$Build-2</meta:generator>
    <meta:document-statistic meta:table-count="1" meta:cell-count="154" meta:object-count="0"/>
  </office:meta>
</office:document-meta>
</file>